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 "softex"</text:p>
      <text:p text:style-name="Standard"/>
      <text:p text:style-name="Standard">Var</text:p>
      <text:p text:style-name="Standard"><text:s text:c="3"/>caracter: nome, endereco, cidade, nomeDoPai, nomeDaMae</text:p>
      <text:p text:style-name="Standard"><text:s text:c="3"/>inteiro: cpf, rg, idade</text:p>
      <text:p text:style-name="Standard"><text:s text:c="3"/>real: peso, rendaBruta</text:p>
      <text:p text:style-name="Standard"/>
      <text:p text:style-name="Standard"/>
      <text:p text:style-name="Standard"><text:s text:c="50"/>'</text:p>
      <text:p text:style-name="Standard">Inicio</text:p>
      <text:p text:style-name="Standard"/>
      <text:p text:style-name="Standard"/>
      <text:p text:style-name="Standard"><text:s text:c="3"/>escreva("digite o seu nome: ")</text:p>
      <text:p text:style-name="Standard"><text:s text:c="3"/>leia(nome)</text:p>
      <text:p text:style-name="Standard"><text:s text:c="3"/></text:p>
      <text:p text:style-name="Standard"><text:s text:c="3"/>escreva("digite o seu endereço: ")</text:p>
      <text:p text:style-name="Standard"><text:s text:c="3"/>leia(endereco)</text:p>
      <text:p text:style-name="Standard"><text:s text:c="3"/></text:p>
      <text:p text:style-name="Standard"><text:s text:c="3"/>escreva("digite a sua cidade: ")</text:p>
      <text:p text:style-name="Standard"><text:s text:c="3"/>leia(cidade)</text:p>
      <text:p text:style-name="Standard"><text:s text:c="3"/></text:p>
      <text:p text:style-name="Standard"><text:s text:c="3"/>escreva("digite o número do seu CPF: ")</text:p>
      <text:p text:style-name="Standard"><text:s text:c="3"/>leia(cpf)</text:p>
      <text:p text:style-name="Standard"><text:s text:c="3"/></text:p>
      <text:p text:style-name="Standard"><text:s text:c="3"/>escreva("digite o número do seu rg: ")</text:p>
      <text:p text:style-name="Standard"><text:soft-page-break/><text:s text:c="3"/>leia(rg)</text:p>
      <text:p text:style-name="Standard"><text:s text:c="3"/></text:p>
      <text:p text:style-name="Standard"><text:s text:c="3"/>escreva("digite a sua idade: ")</text:p>
      <text:p text:style-name="Standard"><text:s text:c="3"/>leia(idade)</text:p>
      <text:p text:style-name="Standard"><text:s text:c="3"/></text:p>
      <text:p text:style-name="Standard"><text:s text:c="3"/>escreva("digite o nome do seu pai: ")</text:p>
      <text:p text:style-name="Standard"><text:s text:c="3"/>leia(nomeDoPai)</text:p>
      <text:p text:style-name="Standard"><text:s text:c="3"/></text:p>
      <text:p text:style-name="Standard"><text:s text:c="3"/>escreva("digite o nome da sua mãe: ")</text:p>
      <text:p text:style-name="Standard"><text:s text:c="3"/>leia(nomeDaMae)</text:p>
      <text:p text:style-name="Standard"/>
      <text:p text:style-name="Standard"><text:s text:c="3"/>escreva("digite o seu peso: ")</text:p>
      <text:p text:style-name="Standard"><text:s text:c="3"/>leia(peso)</text:p>
      <text:p text:style-name="Standard"><text:s text:c="3"/></text:p>
      <text:p text:style-name="Standard"><text:s text:c="3"/>escreva("digite a sua renda bruta: ")</text:p>
      <text:p text:style-name="Standard"><text:s text:c="3"/>leia(rendaBruta)</text:p>
      <text:p text:style-name="Standard"/>
      <text:p text:style-name="Standard">Fimalgoritm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88" meta:character-count="747" meta:non-whitespace-character-count="544"/>
    <meta:generator>LibreOfficeDev/6.0.5.2$Linux_X86_64 LibreOffice_project/</meta:generator>
  </office:meta>
</office:document-meta>
</file>